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3">
      <style:text-properties officeooo:rsid="0013a91f" officeooo:paragraph-rsid="0013a91f"/>
    </style:style>
    <style:style style:name="P2" style:family="paragraph" style:parent-style-name="Standard" style:list-style-name="L3">
      <style:text-properties officeooo:rsid="0013a91f" officeooo:paragraph-rsid="0014dfaf"/>
    </style:style>
    <style:style style:name="P3" style:family="paragraph" style:parent-style-name="Standard">
      <style:text-properties officeooo:rsid="0013a91f" officeooo:paragraph-rsid="0014dfaf"/>
    </style:style>
    <style:style style:name="P4" style:family="paragraph" style:parent-style-name="Standard" style:list-style-name="L3">
      <style:text-properties officeooo:paragraph-rsid="0013a91f"/>
    </style:style>
    <style:style style:name="P5" style:family="paragraph" style:parent-style-name="Standard">
      <style:text-properties officeooo:rsid="0014dfaf" officeooo:paragraph-rsid="0014dfaf"/>
    </style:style>
    <style:style style:name="P6" style:family="paragraph" style:parent-style-name="Standard" style:list-style-name="L4">
      <style:text-properties officeooo:rsid="0014dfaf" officeooo:paragraph-rsid="0014dfaf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4dfaf" officeooo:paragraph-rsid="0014dfaf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77c8f" officeooo:paragraph-rsid="00177c8f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8464e" officeooo:paragraph-rsid="0018464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89c9e" officeooo:paragraph-rsid="00189c9e"/>
    </style:style>
    <style:style style:name="P11" style:family="paragraph" style:parent-style-name="Standard" style:list-style-name="L4">
      <style:text-properties officeooo:rsid="0016a506" officeooo:paragraph-rsid="0016a506"/>
    </style:style>
    <style:style style:name="P12" style:family="paragraph" style:parent-style-name="Standard" style:list-style-name="L4">
      <style:text-properties officeooo:rsid="00177c8f" officeooo:paragraph-rsid="00177c8f"/>
    </style:style>
    <style:style style:name="P13" style:family="paragraph" style:parent-style-name="Standard">
      <style:text-properties officeooo:rsid="00177c8f" officeooo:paragraph-rsid="00177c8f"/>
    </style:style>
    <style:style style:name="P14" style:family="paragraph" style:parent-style-name="Standard" style:list-style-name="L5">
      <style:text-properties officeooo:rsid="0018464e" officeooo:paragraph-rsid="0018464e"/>
    </style:style>
    <style:style style:name="P15" style:family="paragraph" style:parent-style-name="Standard" style:list-style-name="L6">
      <style:text-properties officeooo:rsid="0018464e" officeooo:paragraph-rsid="0018464e"/>
    </style:style>
    <style:style style:name="P16" style:family="paragraph" style:parent-style-name="Standard" style:list-style-name="L6">
      <style:text-properties officeooo:rsid="00189c9e" officeooo:paragraph-rsid="00189c9e"/>
    </style:style>
    <style:style style:name="P17" style:family="paragraph" style:parent-style-name="Standard" style:list-style-name="L5">
      <style:text-properties officeooo:rsid="00189c9e" officeooo:paragraph-rsid="00189c9e"/>
    </style:style>
    <style:style style:name="P18" style:family="paragraph" style:parent-style-name="Standard">
      <style:text-properties officeooo:rsid="00189c9e" officeooo:paragraph-rsid="00189c9e"/>
    </style:style>
    <style:style style:name="P19" style:family="paragraph" style:parent-style-name="Standard" style:list-style-name="L7">
      <style:text-properties officeooo:rsid="00189c9e" officeooo:paragraph-rsid="00189c9e"/>
    </style:style>
    <style:style style:name="P2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a6ca4" officeooo:paragraph-rsid="001a6ca4" style:font-size-asian="16pt" style:font-weight-asian="bold" style:font-size-complex="16pt" style:font-weight-complex="bold"/>
    </style:style>
    <style:style style:name="T1" style:family="text">
      <style:text-properties officeooo:rsid="0013a91f"/>
    </style:style>
    <style:style style:name="T2" style:family="text">
      <style:text-properties officeooo:rsid="0014dfaf"/>
    </style:style>
    <style:style style:name="T3" style:family="text">
      <style:text-properties officeooo:rsid="00189c9e"/>
    </style:style>
    <style:style style:name="T4" style:family="text">
      <style:text-properties officeooo:rsid="001c5b6f"/>
    </style:style>
    <style:style style:name="T5" style:family="text">
      <style:text-properties officeooo:rsid="001e09a7"/>
    </style:style>
    <style:style style:name="T6" style:family="text">
      <style:text-properties officeooo:rsid="0020fc37"/>
    </style:style>
    <style:style style:name="T7" style:family="text">
      <style:text-properties officeooo:rsid="0021e7e1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rcade Asteroids on the Apple IIGS</text:p>
      <text:p text:style-name="P7"/>
      <text:p text:style-name="P7">Asteroids Arcade Machine</text:p>
      <text:p text:style-name="P5"/>
      <text:list xml:id="list1790798218" text:style-name="L3">
        <text:list-item>
          <text:p text:style-name="P4"><text:span text:style-name="T1">Asteroids hardware is based around a 1.5MHz 6502 that handles game logic and writes commands to a display list in shared memory to render the entire screen every frame.</text:span></text:p>
        </text:list-item>
        <text:list-item>
          <text:p text:style-name="P1">The 6502 has no direct access to vector display hardware.</text:p>
        </text:list-item>
        <text:list-item>
          <text:p text:style-name="P2">The display list comprises commands to set the current beam position and vector drawing primitives, but most frequently used are JSR commands into the Digital Vector Generator <text:span text:style-name="T6">(DVG) </text:span>processor ROM.</text:p>
        </text:list-item>
        <text:list-item>
          <text:p text:style-name="P2"><text:span text:style-name="T2">The arcade ROM runs on the Apple II with just 2 instructions (4 bytes) patched to NOP!</text:span></text:p>
        </text:list-item>
        <text:list-item>
          <text:p text:style-name="P2"><text:span text:style-name="T2">I have reverse-engineered and commented the arcade 6502 code (based on and extending the work of Lonnie Howell and Chris Cantrel on computerarcheology.com) and re-created a source file that can be re-assembled to produce an exact binary match with the arcade ROM, or alternatively relocated (along with all hardware addresses) anywhere in memory.</text:span></text:p>
        </text:list-item>
      </text:list>
      <text:p text:style-name="P3"/>
      <text:p text:style-name="P7">On the Apple II GS</text:p>
      <text:p text:style-name="P5"/>
      <text:list xml:id="list4280317453" text:style-name="L4">
        <text:list-item>
          <text:p text:style-name="P6">The Apple IIGS runs at 2.8MHz but video memory access is restricted to 1MHz.</text:p>
        </text:list-item>
        <text:list-item>
          <text:p text:style-name="P11">The 65816 runs in 6502 mode <text:span text:style-name="T6">(@ 2.8MHz) </text:span>to execute one iteration of the main arcade code loop, then switches to native (16-bit) mode to process the display list and render a frame.</text:p>
        </text:list-item>
        <text:list-item>
          <text:p text:style-name="P11">The display list format has been overhauled to eliminate unnecessary processing and replace most legacy DVG processor commands with ‘tokens’ to render different objects.</text:p>
        </text:list-item>
        <text:list-item>
          <text:p text:style-name="P11">The command to set the beam position remains unchanged and the rendering routine instead scales the coordinates and calculates the corresponding Apple IIGS SHR screen address for <text:span text:style-name="T5">use by</text:span> subsequent tokenised DVG commands.</text:p>
        </text:list-item>
        <text:list-item>
          <text:p text:style-name="P12">Rendering routines choose the appropriate bitmap based on <text:span text:style-name="T6">the DVG </text:span>command ‘token’ and command parameters, eg. asteroid size and shape, or ship direction.</text:p>
        </text:list-item>
      </text:list>
      <text:p text:style-name="P13"/>
      <text:p text:style-name="P8">Challenges on the Apple IIGS</text:p>
      <text:p text:style-name="P8"/>
      <text:list xml:id="list395147623" text:style-name="L5">
        <text:list-item>
          <text:p text:style-name="P14">1.5MHz 6502 with no video display tasks vs <text:span text:style-name="T6">1/2.8</text:span>MHz CPU that must erase &amp; render the entire frame every iteration.</text:p>
        </text:list-item>
        <text:list-item>
          <text:p text:style-name="P14">Slow access to IIGS SHR memory due to 2.8<text:span text:style-name="T7">&lt;-&gt;</text:span>1MHz interface.</text:p>
        </text:list-item>
        <text:list-item>
          <text:p text:style-name="P14">IIGS SHR memory is 4BPP so entire display is 32KB to manage.</text:p>
        </text:list-item>
        <text:list-item>
          <text:p text:style-name="P17">1024x1024 effective resolution reduced to 256x192 on the IIGS.</text:p>
        </text:list-item>
        <text:list-item>
          <text:p text:style-name="P14">Keyboard limitations mandate joystick required, with associated polling delays.</text:p>
        </text:list-item>
      </text:list>
      <text:p text:style-name="P13"/>
      <text:p text:style-name="P9">Optimisations <text:span text:style-name="T3">on the IIGS</text:span></text:p>
      <text:p text:style-name="P9"/>
      <text:list xml:id="list923913071" text:style-name="L6">
        <text:list-item>
          <text:p text:style-name="P15">Display list commands replaced with 2-byte ‘tokens’ for each object to be displayed.</text:p>
        </text:list-item>
        <text:list-item>
          <text:p text:style-name="P16">64 distinct player ships replaced by just 24.</text:p>
        </text:list-item>
        <text:list-item>
          <text:p text:style-name="P16">Explosions (shrapnel) the same shape/pattern but <text:span text:style-name="T7">slightly reduced</text:span> in size.</text:p>
        </text:list-item>
        <text:list-item>
          <text:p text:style-name="P16">17KB of ‘compiled sprites’ for erase &amp; render routines to minimise video memory accesses.</text:p>
        </text:list-item>
      </text:list>
      <text:p text:style-name="P18"/>
      <text:p text:style-name="P10">T.B.D.</text:p>
      <text:p text:style-name="P10"/>
      <text:list xml:id="list3289216417" text:style-name="L7">
        <text:list-item>
          <text:p text:style-name="P19">Player ship explosions</text:p>
        </text:list-item>
        <text:list-item>
          <text:p text:style-name="P19">Precise alignment of objects on IIGS display</text:p>
        </text:list-item>
        <text:list-item>
          <text:p text:style-name="P19">Eliminate flicker</text:p>
        </text:list-item>
        <text:list-item>
          <text:p text:style-name="P19">Throttle <text:span text:style-name="T4">the </text:span>frame rate (currently slightly <text:span text:style-name="T8">faster</text:span> than <text:span text:style-name="T7">the </text:span>arcade!)</text:p>
        </text:list-item>
        <text:list-item>
          <text:p text:style-name="P19">Add soun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21:12:27.144000000</meta:creation-date>
    <dc:date>2017-08-04T22:15:00.481000000</dc:date>
    <meta:editing-duration>PT41M20S</meta:editing-duration>
    <meta:editing-cycles>11</meta:editing-cycles>
    <meta:generator>LibreOffice/5.4.0.3$Windows_X86_64 LibreOffice_project/7556cbc6811c9d992f4064ab9287069087d7f62c</meta:generator>
    <meta:document-statistic meta:table-count="0" meta:image-count="0" meta:object-count="0" meta:page-count="1" meta:paragraph-count="30" meta:word-count="443" meta:character-count="2635" meta:non-whitespace-character-count="2246"/>
  </office:meta>
</office:document-meta>
</file>